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33.34mm"/>
    </style:style>
    <style:style style:name="co3" style:family="table-column">
      <style:table-column-properties fo:break-before="auto" style:column-width="39.25mm"/>
    </style:style>
    <style:style style:name="co4" style:family="table-column">
      <style:table-column-properties fo:break-before="auto" style:column-width="8.87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21.77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8.54mm"/>
    </style:style>
    <style:style style:name="co9" style:family="table-column">
      <style:table-column-properties fo:break-before="auto" style:column-width="22.84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31.98mm"/>
    </style:style>
    <style:style style:name="co12" style:family="table-column">
      <style:table-column-properties fo:break-before="auto" style:column-width="14.7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33.85mm"/>
    </style:style>
    <style:style style:name="co15" style:family="table-column">
      <style:table-column-properties fo:break-before="auto" style:column-width="75.11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15.05mm"/>
    </style:style>
    <style:style style:name="co18" style:family="table-column">
      <style:table-column-properties fo:break-before="auto" style:column-width="15.8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3.6mm"/>
    </style:style>
    <style:style style:name="ro1" style:family="table-row">
      <style:table-row-properties style:row-height="15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74mm" fo:break-before="auto" style:use-optimal-row-height="false"/>
    </style:style>
    <style:style style:name="ta1" style:family="table" style:master-page-name="PageStyle_5f_Labirinto">
      <style:table-properties table:display="true" style:writing-mode="lr-tb"/>
    </style:style>
    <style:style style:name="ta2" style:family="table" style:master-page-name="PageStyle_5f_Speed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style:use-window-font-color="true" fo:font-size="22pt" style:font-size-asian="22pt" style:font-size-complex="22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abirinto" table:style-name="ta1" table:print-ranges="Labirinto.A1:Labirinto.M4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009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Gara Labirinto Roboval 2017</text:p>
          </table:table-cell>
          <table:covered-table-cell table:number-columns-repeated="11" table:style-name="ce3"/>
          <table:table-cell table:number-columns-repeated="1012"/>
        </table:table-row>
        <table:table-row table:style-name="ro2">
          <table:table-cell table:style-name="ce2"/>
          <table:table-cell table:style-name="ce4" office:value-type="string" calcext:value-type="string">
            <text:p>Scuola</text:p>
          </table:table-cell>
          <table:table-cell table:style-name="ce4" office:value-type="string" calcext:value-type="string">
            <text:p>Team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1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2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ogruppotti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2"/>
          <table:table-cell table:style-name="ce2" table:formula="of:=[.F3]+[.E3]*1000+[.D3]*60000" office:value-type="float" office:value="5940000" calcext:value-type="float">
            <text:p>594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J3]+[.I3] * 1000+[.H3]*60000" office:value-type="float" office:value="121021" calcext:value-type="float">
            <text:p>121021</text:p>
          </table:table-cell>
          <table:table-cell table:style-name="ce2" table:formula="of:=[.K3]+[.G3]" office:value-type="float" office:value="6061021" calcext:value-type="float">
            <text:p>6061021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bb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[.F4]+[.E4]*1000+[.D4]*60000" office:value-type="float" office:value="37083" calcext:value-type="float">
            <text:p>370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[.J4]+[.I4] * 1000+[.H4]*60000" office:value-type="float" office:value="49065" calcext:value-type="float">
            <text:p>49065</text:p>
          </table:table-cell>
          <table:table-cell table:style-name="ce2" table:formula="of:=[.K4]+[.G4]" office:value-type="float" office:value="86148" calcext:value-type="float">
            <text:p>86148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timate</text:p>
          </table:table-cell>
          <table:table-cell table:style-name="ce2" office:value-type="string" calcext:value-type="string">
            <text:p>mediast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5]+[.E5]*1000+[.D5]*60000" office:value-type="float" office:value="23017" calcext:value-type="float">
            <text:p>230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J5]+[.I5] * 1000+[.H5]*60000" office:value-type="float" office:value="11022" calcext:value-type="float">
            <text:p>11022</text:p>
          </table:table-cell>
          <table:table-cell table:style-name="ce2" table:formula="of:=[.K5]+[.G5]" office:value-type="float" office:value="34039" calcext:value-type="float">
            <text:p>34039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timate</text:p>
          </table:table-cell>
          <table:table-cell table:style-name="ce2" office:value-type="string" calcext:value-type="string">
            <text:p>bigst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F6]+[.E6]*1000+[.D6]*60000" office:value-type="float" office:value="14000" calcext:value-type="float">
            <text:p>14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J6]+[.I6] * 1000+[.H6]*60000" office:value-type="float" office:value="10044" calcext:value-type="float">
            <text:p>10044</text:p>
          </table:table-cell>
          <table:table-cell table:style-name="ce2" table:formula="of:=[.K6]+[.G6]" office:value-type="float" office:value="24044" calcext:value-type="float">
            <text:p>24044</text:p>
          </table:table-cell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timate</text:p>
          </table:table-cell>
          <table:table-cell table:style-name="ce2" office:value-type="string" calcext:value-type="string">
            <text:p>vem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F7]+[.E7]*1000+[.D7]*60000" office:value-type="float" office:value="14053" calcext:value-type="float">
            <text:p>14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[.J7]+[.I7] * 1000+[.H7]*60000" office:value-type="float" office:value="10088" calcext:value-type="float">
            <text:p>10088</text:p>
          </table:table-cell>
          <table:table-cell table:style-name="ce2" table:formula="of:=[.K7]+[.G7]" office:value-type="float" office:value="24141" calcext:value-type="float">
            <text:p>24141</text:p>
          </table:table-cell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timate</text:p>
          </table:table-cell>
          <table:table-cell table:style-name="ce2" office:value-type="string" calcext:value-type="string">
            <text:p>alm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F8]+[.E8]*1000+[.D8]*60000" office:value-type="float" office:value="14005" calcext:value-type="float">
            <text:p>1400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[.J8]+[.I8] * 1000+[.H8]*60000" office:value-type="float" office:value="61090" calcext:value-type="float">
            <text:p>61090</text:p>
          </table:table-cell>
          <table:table-cell table:style-name="ce2" table:formula="of:=[.K8]+[.G8]" office:value-type="float" office:value="75095" calcext:value-type="float">
            <text:p>75095</text:p>
          </table:table-cell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elettronica panel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[.F9]+[.E9]*1000+[.D9]*60000" office:value-type="float" office:value="17064" calcext:value-type="float">
            <text:p>170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[.J9]+[.I9] * 1000+[.H9]*60000" office:value-type="float" office:value="18098" calcext:value-type="float">
            <text:p>18098</text:p>
          </table:table-cell>
          <table:table-cell table:style-name="ce2" table:formula="of:=[.K9]+[.G9]" office:value-type="float" office:value="35162" calcext:value-type="float">
            <text:p>35162</text:p>
          </table:table-cell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xrand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F10]+[.E10]*1000+[.D10]*60000" office:value-type="float" office:value="20037" calcext:value-type="float">
            <text:p>200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[.J10]+[.I10] * 1000+[.H10]*60000" office:value-type="float" office:value="42062" calcext:value-type="float">
            <text:p>42062</text:p>
          </table:table-cell>
          <table:table-cell table:style-name="ce2" table:formula="of:=[.K10]+[.G10]" office:value-type="float" office:value="62099" calcext:value-type="float">
            <text:p>62099</text:p>
          </table:table-cell>
          <table:table-cell table:number-columns-repeated="10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fracarob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[.F11]+[.E11]*1000+[.D11]*60000" office:value-type="float" office:value="17093" calcext:value-type="float">
            <text:p>170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[.J11]+[.I11] * 1000+[.H11]*60000" office:value-type="float" office:value="10076" calcext:value-type="float">
            <text:p>10076</text:p>
          </table:table-cell>
          <table:table-cell table:style-name="ce2" table:formula="of:=[.K11]+[.G11]" office:value-type="float" office:value="27169" calcext:value-type="float">
            <text:p>27169</text:p>
          </table:table-cell>
          <table:table-cell table:number-columns-repeated="10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ferrar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F12]+[.E12]*1000+[.D12]*60000" office:value-type="float" office:value="21000" calcext:value-type="float">
            <text:p>21000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2"/>
          <table:table-cell table:style-name="ce2" table:formula="of:=[.J12]+[.I12] * 1000+[.H12]*60000" office:value-type="float" office:value="5940000" calcext:value-type="float">
            <text:p>5940000</text:p>
          </table:table-cell>
          <table:table-cell table:style-name="ce2" table:formula="of:=[.K12]+[.G12]" office:value-type="float" office:value="5961000" calcext:value-type="float">
            <text:p>5961000</text:p>
          </table:table-cell>
          <table:table-cell table:number-columns-repeated="10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maze runner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2"/>
          <table:table-cell table:style-name="ce2" table:formula="of:=[.F13]+[.E13]*1000+[.D13]*60000" office:value-type="float" office:value="5940000" calcext:value-type="float">
            <text:p>5940000</text:p>
          </table:table-cell>
          <table:table-cell table:style-name="ce2" table:number-columns-repeated="3"/>
          <table:table-cell table:style-name="ce2" table:formula="of:=[.J13]+[.I13] * 1000+[.H13]*60000" office:value-type="float" office:value="0" calcext:value-type="float">
            <text:p>0</text:p>
          </table:table-cell>
          <table:table-cell table:style-name="ce2" table:formula="of:=[.K13]+[.G13]" office:value-type="float" office:value="5940000" calcext:value-type="float">
            <text:p>5940000</text:p>
          </table:table-cell>
          <table:table-cell table:number-columns-repeated="10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table:number-columns-repeated="5"/>
          <table:table-cell table:style-name="ce2" table:formula="of:=[.F14]+[.E14]*1000+[.D14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14]+[.I14] * 1000+[.H14]*60000" office:value-type="float" office:value="0" calcext:value-type="float">
            <text:p>0</text:p>
          </table:table-cell>
          <table:table-cell table:style-name="ce2" table:formula="of:=[.K14]+[.G1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table:number-columns-repeated="5"/>
          <table:table-cell table:style-name="ce2" table:formula="of:=[.F15]+[.E15]*1000+[.D15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15]+[.I15] * 1000+[.H15]*60000" office:value-type="float" office:value="0" calcext:value-type="float">
            <text:p>0</text:p>
          </table:table-cell>
          <table:table-cell table:style-name="ce2" table:formula="of:=[.K15]+[.G15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number-columns-repeated="5"/>
          <table:table-cell table:style-name="ce2" table:formula="of:=[.F16]+[.E16]*1000+[.D16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16]+[.I16] * 1000+[.H16]*60000" office:value-type="float" office:value="0" calcext:value-type="float">
            <text:p>0</text:p>
          </table:table-cell>
          <table:table-cell table:style-name="ce2" table:formula="of:=[.K16]+[.G16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number-columns-repeated="5"/>
          <table:table-cell table:style-name="ce2" table:formula="of:=[.F17]+[.E17]*1000+[.D17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17]+[.I17] * 1000+[.H17]*60000" office:value-type="float" office:value="0" calcext:value-type="float">
            <text:p>0</text:p>
          </table:table-cell>
          <table:table-cell table:style-name="ce2" table:formula="of:=[.K17]+[.G1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number-columns-repeated="5"/>
          <table:table-cell table:style-name="ce2" table:formula="of:=[.F18]+[.E18]*1000+[.D18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18]+[.I18] * 1000+[.H18]*60000" office:value-type="float" office:value="0" calcext:value-type="float">
            <text:p>0</text:p>
          </table:table-cell>
          <table:table-cell table:style-name="ce2" table:formula="of:=[.K18]+[.G1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number-columns-repeated="5"/>
          <table:table-cell table:style-name="ce2" table:formula="of:=[.F19]+[.E19]*1000+[.D19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19]+[.I19] * 1000+[.H19]*60000" office:value-type="float" office:value="0" calcext:value-type="float">
            <text:p>0</text:p>
          </table:table-cell>
          <table:table-cell table:style-name="ce2" table:formula="of:=[.K19]+[.G1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number-columns-repeated="5"/>
          <table:table-cell table:style-name="ce2" table:formula="of:=[.F20]+[.E20]*1000+[.D20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0]+[.I20] * 1000+[.H20]*60000" office:value-type="float" office:value="0" calcext:value-type="float">
            <text:p>0</text:p>
          </table:table-cell>
          <table:table-cell table:style-name="ce2" table:formula="of:=[.K20]+[.G2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number-columns-repeated="5"/>
          <table:table-cell table:style-name="ce2" table:formula="of:=[.F21]+[.E21]*1000+[.D21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1]+[.I21] * 1000+[.H21]*60000" office:value-type="float" office:value="0" calcext:value-type="float">
            <text:p>0</text:p>
          </table:table-cell>
          <table:table-cell table:style-name="ce2" table:formula="of:=[.K21]+[.G21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number-columns-repeated="5"/>
          <table:table-cell table:style-name="ce2" table:formula="of:=[.F22]+[.E22]*1000+[.D22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2]+[.I22] * 1000+[.H22]*60000" office:value-type="float" office:value="0" calcext:value-type="float">
            <text:p>0</text:p>
          </table:table-cell>
          <table:table-cell table:style-name="ce2" table:formula="of:=[.K22]+[.G2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number-columns-repeated="5"/>
          <table:table-cell table:style-name="ce2" table:formula="of:=[.F23]+[.E23]*1000+[.D23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3]+[.I23] * 1000+[.H23]*60000" office:value-type="float" office:value="0" calcext:value-type="float">
            <text:p>0</text:p>
          </table:table-cell>
          <table:table-cell table:style-name="ce2" table:formula="of:=[.K23]+[.G2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number-columns-repeated="5"/>
          <table:table-cell table:style-name="ce2" table:formula="of:=[.F24]+[.E24]*1000+[.D24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4]+[.I24] * 1000+[.H24]*60000" office:value-type="float" office:value="0" calcext:value-type="float">
            <text:p>0</text:p>
          </table:table-cell>
          <table:table-cell table:style-name="ce2" table:formula="of:=[.K24]+[.G2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table:number-columns-repeated="5"/>
          <table:table-cell table:style-name="ce2" table:formula="of:=[.F25]+[.E25]*1000+[.D25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5]+[.I25] * 1000+[.H25]*60000" office:value-type="float" office:value="0" calcext:value-type="float">
            <text:p>0</text:p>
          </table:table-cell>
          <table:table-cell table:style-name="ce2" table:formula="of:=[.K25]+[.G25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Semifinali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igstil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number-columns-repeated="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table:formula="of:=[.J29]+[.I29]*1000+[.F29]+[.E29]*1000" office:value-type="float" office:value="88079" calcext:value-type="float">
            <text:p>88079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mediastil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table:formula="of:=[.J30]+[.I30]*1000+[.F30]+[.E30]*1000" office:value-type="float" office:value="74110" calcext:value-type="float">
            <text:p>74110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vem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table:formula="of:=[.J32]+[.I32]*1000+[.F32]+[.E32]*1000" office:value-type="float" office:value="96026" calcext:value-type="float">
            <text:p>96026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fracarobot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3"/>
          <table:table-cell table:style-name="ce2" office:value-type="float" office:value="99" calcext:value-type="float">
            <text:p>99</text:p>
          </table:table-cell>
          <table:table-cell table:style-name="ce2" table:number-columns-repeated="3"/>
          <table:table-cell table:style-name="ce2" table:formula="of:=[.J33]+[.I33]*1000+[.F33]+[.E33]*1000+60000*[.H33]+[.D33]*60000" office:value-type="float" office:value="11880000" calcext:value-type="float">
            <text:p>118800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Finale 1°-2° posto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vem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[.F37]+1000*[.E37]+60000*[.D37]" office:value-type="float" office:value="207032" calcext:value-type="float">
            <text:p>207032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formula="of:=[.J37]+1000*[.I37]" office:value-type="float" office:value="37061" calcext:value-type="float">
            <text:p>37061</text:p>
          </table:table-cell>
          <table:table-cell table:style-name="ce2" table:formula="of:=[.K37]+[.G37]" office:value-type="float" office:value="244093" calcext:value-type="float">
            <text:p>244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ate</text:p>
          </table:table-cell>
          <table:table-cell table:number-columns-repeated="1010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mediast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F38]+[.E37]*1000" office:value-type="float" office:value="27031" calcext:value-type="float">
            <text:p>27031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[.J38]+[.I38]*1000" office:value-type="float" office:value="20099" calcext:value-type="float">
            <text:p>20099</text:p>
          </table:table-cell>
          <table:table-cell table:style-name="ce2" table:formula="of:=[.K38]+[.G38]" office:value-type="float" office:value="47130" calcext:value-type="float">
            <text:p>47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ate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Finale 3°-4° posto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bigstil</text:p>
          </table:table-cell>
          <table:table-cell table:style-name="ce2"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stimate</text:p>
          </table:table-cell>
          <table:table-cell table:number-columns-repeated="1010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fracarobot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3"/>
          <table:table-cell table:style-name="ce2" office:value-type="float" office:value="99" calcext:value-type="float">
            <text:p>99</text:p>
          </table:table-cell>
          <table:table-cell table:style-name="ce2"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fracastoro</text:p>
          </table:table-cell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ed" table:style-name="ta2" table:print-ranges="Speed.A1:Speed.M54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9" table:number-columns-repeated="3" table:default-cell-style-name="Default"/>
        <table:table-column table:style-name="co10" table:number-columns-repeated="1009" table:default-cell-style-name="Default"/>
        <table:table-row table:style-name="ro3">
          <table:table-cell table:style-name="ce1" office:value-type="string" calcext:value-type="string" table:number-columns-spanned="12" table:number-rows-spanned="1">
            <text:p>Gara Speed Roboval 2016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/>
          <table:table-cell table:style-name="ce4" office:value-type="string" calcext:value-type="string">
            <text:p>Scuola</text:p>
          </table:table-cell>
          <table:table-cell table:style-name="ce4" office:value-type="string" calcext:value-type="string">
            <text:p>Team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i ragionier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F3]+[.E3]*100+[.D3]*6000" office:value-type="float" office:value="2544" calcext:value-type="float">
            <text:p>25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[.J3]+[.I3] * 100+[.H3]*6000" office:value-type="float" office:value="3975" calcext:value-type="float">
            <text:p>3975</text:p>
          </table:table-cell>
          <table:table-cell table:style-name="ce2" table:formula="of:=[.K3]+[.G3]" office:value-type="float" office:value="6519" calcext:value-type="float">
            <text:p>6519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squadra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F4]+[.E4]*100+[.D4]*6000" office:value-type="float" office:value="2482" calcext:value-type="float">
            <text:p>24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J4]+[.I4] * 100+[.H4]*6000" office:value-type="float" office:value="4202" calcext:value-type="float">
            <text:p>4202</text:p>
          </table:table-cell>
          <table:table-cell table:style-name="ce2" table:formula="of:=[.K4]+[.G4]" office:value-type="float" office:value="6684" calcext:value-type="float">
            <text:p>6684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aesthetic team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[.F5]+[.E5]*100+[.D5]*6000" office:value-type="float" office:value="2486" calcext:value-type="float">
            <text:p>24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[.J5]+[.I5] * 100+[.H5]*6000" office:value-type="float" office:value="4558" calcext:value-type="float">
            <text:p>4558</text:p>
          </table:table-cell>
          <table:table-cell table:style-name="ce2" table:formula="of:=[.K5]+[.G5]" office:value-type="float" office:value="7044" calcext:value-type="float">
            <text:p>7044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Squadra 4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[.F6]+[.E6]*100+[.D6]*6000" office:value-type="float" office:value="2434" calcext:value-type="float">
            <text:p>24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[.J6]+[.I6] * 100+[.H6]*6000" office:value-type="float" office:value="4659" calcext:value-type="float">
            <text:p>4659</text:p>
          </table:table-cell>
          <table:table-cell table:style-name="ce2" table:formula="of:=[.K6]+[.G6]" office:value-type="float" office:value="7093" calcext:value-type="float">
            <text:p>7093</text:p>
          </table:table-cell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timate</text:p>
          </table:table-cell>
          <table:table-cell table:style-name="ce2" office:value-type="string" calcext:value-type="string">
            <text:p>mediestis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F7]+[.E7]*100+[.D7]*6000" office:value-type="float" office:value="3229" calcext:value-type="float">
            <text:p>32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J7]+[.I7] * 100+[.H7]*6000" office:value-type="float" office:value="5421" calcext:value-type="float">
            <text:p>5421</text:p>
          </table:table-cell>
          <table:table-cell table:style-name="ce2" table:formula="of:=[.K7]+[.G7]" office:value-type="float" office:value="8650" calcext:value-type="float">
            <text:p>8650</text:p>
          </table:table-cell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timate</text:p>
          </table:table-cell>
          <table:table-cell table:style-name="ce2" office:value-type="string" calcext:value-type="string">
            <text:p>bigstis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8]+[.E8]*100+[.D8]*6000" office:value-type="float" office:value="2820" calcext:value-type="float">
            <text:p>28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J8]+[.I8] * 100+[.H8]*6000" office:value-type="float" office:value="4821" calcext:value-type="float">
            <text:p>4821</text:p>
          </table:table-cell>
          <table:table-cell table:style-name="ce2" table:formula="of:=[.K8]+[.G8]" office:value-type="float" office:value="7641" calcext:value-type="float">
            <text:p>7641</text:p>
          </table:table-cell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timate</text:p>
          </table:table-cell>
          <table:table-cell table:style-name="ce2" office:value-type="string" calcext:value-type="string">
            <text:p>venas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F9]+[.E9]*100+[.D9]*6000" office:value-type="float" office:value="2744" calcext:value-type="float">
            <text:p>27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[.J9]+[.I9] * 100+[.H9]*6000" office:value-type="float" office:value="4479" calcext:value-type="float">
            <text:p>4479</text:p>
          </table:table-cell>
          <table:table-cell table:style-name="ce2" table:formula="of:=[.K9]+[.G9]" office:value-type="float" office:value="7223" calcext:value-type="float">
            <text:p>7223</text:p>
          </table:table-cell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timate</text:p>
          </table:table-cell>
          <table:table-cell table:style-name="ce2" office:value-type="string" calcext:value-type="string">
            <text:p>almas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10]+[.E10]*100+[.D10]*6000" office:value-type="float" office:value="2717" calcext:value-type="float">
            <text:p>27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J10]+[.I10] * 100+[.H10]*6000" office:value-type="float" office:value="4407" calcext:value-type="float">
            <text:p>4407</text:p>
          </table:table-cell>
          <table:table-cell table:style-name="ce2" table:formula="of:=[.K10]+[.G10]" office:value-type="float" office:value="7124" calcext:value-type="float">
            <text:p>7124</text:p>
          </table:table-cell>
          <table:table-cell table:number-columns-repeated="10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elettronica panella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11]+[.E11]*100+[.D11]*6000" office:value-type="float" office:value="3430" calcext:value-type="float">
            <text:p>34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[.J11]+[.I11] * 100+[.H11]*6000" office:value-type="float" office:value="5792" calcext:value-type="float">
            <text:p>5792</text:p>
          </table:table-cell>
          <table:table-cell table:style-name="ce2" table:formula="of:=[.K11]+[.G11]" office:value-type="float" office:value="9222" calcext:value-type="float">
            <text:p>9222</text:p>
          </table:table-cell>
          <table:table-cell table:number-columns-repeated="10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squadra10</text:p>
          </table:table-cell>
          <table:table-cell table:style-name="ce2"/>
          <table:table-cell table:number-columns-repeated="2" table:style-name="ce2" office:value-type="float" office:value="45" calcext:value-type="float">
            <text:p>45</text:p>
          </table:table-cell>
          <table:table-cell table:style-name="ce2" table:formula="of:=[.F12]+[.E12]*100+[.D12]*6000" office:value-type="float" office:value="4545" calcext:value-type="float">
            <text:p>45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J12]+[.I12] * 100+[.H12]*6000" office:value-type="float" office:value="7103" calcext:value-type="float">
            <text:p>7103</text:p>
          </table:table-cell>
          <table:table-cell table:style-name="ce2" table:formula="of:=[.K12]+[.G12]" office:value-type="float" office:value="11648" calcext:value-type="float">
            <text:p>11648</text:p>
          </table:table-cell>
          <table:table-cell table:number-columns-repeated="10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copernico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F13]+[.E13]*100+[.D13]*6000" office:value-type="float" office:value="2884" calcext:value-type="float">
            <text:p>28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[.J13]+[.I13] * 100+[.H13]*6000" office:value-type="float" office:value="5058" calcext:value-type="float">
            <text:p>5058</text:p>
          </table:table-cell>
          <table:table-cell table:style-name="ce2" table:formula="of:=[.K13]+[.G13]" office:value-type="float" office:value="7942" calcext:value-type="float">
            <text:p>7942</text:p>
          </table:table-cell>
          <table:table-cell table:number-columns-repeated="10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maze runner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F14]+[.E14]*100+[.D14]*6000" office:value-type="float" office:value="3253" calcext:value-type="float">
            <text:p>32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J14]+[.I14] * 100+[.H14]*6000" office:value-type="float" office:value="4446" calcext:value-type="float">
            <text:p>4446</text:p>
          </table:table-cell>
          <table:table-cell table:style-name="ce2" table:formula="of:=[.K14]+[.G14]" office:value-type="float" office:value="7699" calcext:value-type="float">
            <text:p>7699</text:p>
          </table:table-cell>
          <table:table-cell table:number-columns-repeated="101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x random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[.F15]+[.E15]*100+[.D15]*6000" office:value-type="float" office:value="3875" calcext:value-type="float">
            <text:p>387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formula="of:=[.J15]+[.I15] * 100+[.H15]*6000" office:value-type="float" office:value="6191" calcext:value-type="float">
            <text:p>6191</text:p>
          </table:table-cell>
          <table:table-cell table:style-name="ce2" table:formula="of:=[.K15]+[.G15]" office:value-type="float" office:value="10066" calcext:value-type="float">
            <text:p>10066</text:p>
          </table:table-cell>
          <table:table-cell table:number-columns-repeated="101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crosby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formula="of:=[.F16]+[.E16]*100+[.D16]*6000" office:value-type="float" office:value="3287" calcext:value-type="float">
            <text:p>32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J16]+[.I16] * 100+[.H16]*6000" office:value-type="float" office:value="6645" calcext:value-type="float">
            <text:p>6645</text:p>
          </table:table-cell>
          <table:table-cell table:style-name="ce2" table:formula="of:=[.K16]+[.G16]" office:value-type="float" office:value="9932" calcext:value-type="float">
            <text:p>9932</text:p>
          </table:table-cell>
          <table:table-cell table:number-columns-repeated="101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fraccarobot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[.F17]+[.E17]*100+[.D17]*6000" office:value-type="float" office:value="3659" calcext:value-type="float">
            <text:p>36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J17]+[.I17] * 100+[.H17]*6000" office:value-type="float" office:value="7043" calcext:value-type="float">
            <text:p>7043</text:p>
          </table:table-cell>
          <table:table-cell table:style-name="ce2" table:formula="of:=[.K17]+[.G17]" office:value-type="float" office:value="10702" calcext:value-type="float">
            <text:p>10702</text:p>
          </table:table-cell>
          <table:table-cell table:number-columns-repeated="101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bbm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F18]+[.E18]*100+[.D18]*6000" office:value-type="float" office:value="4428" calcext:value-type="float">
            <text:p>44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J18]+[.I18] * 100+[.H18]*6000" office:value-type="float" office:value="7101" calcext:value-type="float">
            <text:p>7101</text:p>
          </table:table-cell>
          <table:table-cell table:style-name="ce2" table:formula="of:=[.K18]+[.G18]" office:value-type="float" office:value="11529" calcext:value-type="float">
            <text:p>11529</text:p>
          </table:table-cell>
          <table:table-cell table:number-columns-repeated="101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number-columns-repeated="5"/>
          <table:table-cell table:style-name="ce2" table:formula="of:=[.F19]+[.E19]*100+[.D19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19]+[.I19] * 100+[.H19]*6000" office:value-type="float" office:value="0" calcext:value-type="float">
            <text:p>0</text:p>
          </table:table-cell>
          <table:table-cell table:style-name="ce2" table:formula="of:=[.K19]+[.G1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number-columns-repeated="5"/>
          <table:table-cell table:style-name="ce2" table:formula="of:=[.F20]+[.E20]*100+[.D20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0]+[.I20] * 100+[.H20]*6000" office:value-type="float" office:value="0" calcext:value-type="float">
            <text:p>0</text:p>
          </table:table-cell>
          <table:table-cell table:style-name="ce2" table:formula="of:=[.K20]+[.G2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number-columns-repeated="5"/>
          <table:table-cell table:style-name="ce2" table:formula="of:=[.F21]+[.E21]*100+[.D21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1]+[.I21] * 100+[.H21]*6000" office:value-type="float" office:value="0" calcext:value-type="float">
            <text:p>0</text:p>
          </table:table-cell>
          <table:table-cell table:style-name="ce2" table:formula="of:=[.K21]+[.G21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number-columns-repeated="5"/>
          <table:table-cell table:style-name="ce2" table:formula="of:=[.F22]+[.E22]*100+[.D22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2]+[.I22] * 100+[.H22]*6000" office:value-type="float" office:value="0" calcext:value-type="float">
            <text:p>0</text:p>
          </table:table-cell>
          <table:table-cell table:style-name="ce2" table:formula="of:=[.K22]+[.G2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number-columns-repeated="5"/>
          <table:table-cell table:style-name="ce2" table:formula="of:=[.F23]+[.E23]*100+[.D23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3]+[.I23] * 100+[.H23]*6000" office:value-type="float" office:value="0" calcext:value-type="float">
            <text:p>0</text:p>
          </table:table-cell>
          <table:table-cell table:style-name="ce2" table:formula="of:=[.K23]+[.G2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number-columns-repeated="5"/>
          <table:table-cell table:style-name="ce2" table:formula="of:=[.F24]+[.E24]*100+[.D24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4]+[.I24] * 100+[.H24]*6000" office:value-type="float" office:value="0" calcext:value-type="float">
            <text:p>0</text:p>
          </table:table-cell>
          <table:table-cell table:style-name="ce2" table:formula="of:=[.K24]+[.G2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table:number-columns-repeated="5"/>
          <table:table-cell table:style-name="ce2" table:formula="of:=[.F25]+[.E25]*100+[.D25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5]+[.I25] * 100+[.H25]*6000" office:value-type="float" office:value="0" calcext:value-type="float">
            <text:p>0</text:p>
          </table:table-cell>
          <table:table-cell table:style-name="ce2" table:formula="of:=[.K25]+[.G25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table:number-columns-repeated="5"/>
          <table:table-cell table:style-name="ce2" table:formula="of:=[.F26]+[.E26]*100+[.D26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6]+[.I26] * 100+[.H26]*6000" office:value-type="float" office:value="0" calcext:value-type="float">
            <text:p>0</text:p>
          </table:table-cell>
          <table:table-cell table:style-name="ce2" table:formula="of:=[.K26]+[.G26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number-columns-repeated="5"/>
          <table:table-cell table:style-name="ce2" table:formula="of:=[.F27]+[.E27]*100+[.D27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7]+[.I27] * 100+[.H27]*6000" office:value-type="float" office:value="0" calcext:value-type="float">
            <text:p>0</text:p>
          </table:table-cell>
          <table:table-cell table:style-name="ce2" table:formula="of:=[.K27]+[.G2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number-columns-repeated="5"/>
          <table:table-cell table:style-name="ce2" table:formula="of:=[.F28]+[.E28]*100+[.D28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8]+[.I28] * 100+[.H28]*6000" office:value-type="float" office:value="0" calcext:value-type="float">
            <text:p>0</text:p>
          </table:table-cell>
          <table:table-cell table:style-name="ce2" table:formula="of:=[.K28]+[.G2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number-columns-repeated="5"/>
          <table:table-cell table:style-name="ce2" table:formula="of:=[.F29]+[.E29]*100+[.D29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9]+[.I29] * 100+[.H29]*6000" office:value-type="float" office:value="0" calcext:value-type="float">
            <text:p>0</text:p>
          </table:table-cell>
          <table:table-cell table:style-name="ce2" table:formula="of:=[.K29]+[.G2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table:number-columns-repeated="5"/>
          <table:table-cell table:style-name="ce2" table:formula="of:=[.F30]+[.E30]*100+[.D30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0]+[.I30] * 100+[.H30]*6000" office:value-type="float" office:value="0" calcext:value-type="float">
            <text:p>0</text:p>
          </table:table-cell>
          <table:table-cell table:style-name="ce2" table:formula="of:=[.K30]+[.G3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table:number-columns-repeated="5"/>
          <table:table-cell table:style-name="ce2" table:formula="of:=[.F31]+[.E31]*100+[.D31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1]+[.I31] * 100+[.H31]*6000" office:value-type="float" office:value="0" calcext:value-type="float">
            <text:p>0</text:p>
          </table:table-cell>
          <table:table-cell table:style-name="ce2" table:formula="of:=[.K31]+[.G31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style-name="ce2" table:formula="of:=[.F32]+[.E32]*100+[.D32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2]+[.I32] * 100+[.H32]*6000" office:value-type="float" office:value="0" calcext:value-type="float">
            <text:p>0</text:p>
          </table:table-cell>
          <table:table-cell table:style-name="ce2" table:formula="of:=[.K32]+[.G3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table:number-columns-repeated="5"/>
          <table:table-cell table:style-name="ce2" table:formula="of:=[.F33]+[.E33]*100+[.D33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3]+[.I33] * 100+[.H33]*6000" office:value-type="float" office:value="0" calcext:value-type="float">
            <text:p>0</text:p>
          </table:table-cell>
          <table:table-cell table:style-name="ce2" table:formula="of:=[.K33]+[.G3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table:number-columns-repeated="5"/>
          <table:table-cell table:style-name="ce2" table:formula="of:=[.F34]+[.E34]*100+[.D34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4]+[.I34] * 100+[.H34]*6000" office:value-type="float" office:value="0" calcext:value-type="float">
            <text:p>0</text:p>
          </table:table-cell>
          <table:table-cell table:style-name="ce2" table:formula="of:=[.K34]+[.G34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Semifinali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table:formula="of:=[.F39]+[.E39]*100+[.D39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9]+[.I39] * 100+[.H39]*6000" office:value-type="float" office:value="0" calcext:value-type="float">
            <text:p>0</text:p>
          </table:table-cell>
          <table:table-cell table:style-name="ce2" table:formula="of:=[.K39]+[.G3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formula="of:=[.F40]+[.E40]*100+[.D40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40]+[.I40] * 100+[.H40]*6000" office:value-type="float" office:value="0" calcext:value-type="float">
            <text:p>0</text:p>
          </table:table-cell>
          <table:table-cell table:style-name="ce2" table:formula="of:=[.K40]+[.G4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" table:formula="of:=[.F43]+[.E43]*100+[.D43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43]+[.I43] * 100+[.H43]*6000" office:value-type="float" office:value="0" calcext:value-type="float">
            <text:p>0</text:p>
          </table:table-cell>
          <table:table-cell table:style-name="ce2" table:formula="of:=[.K43]+[.G4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" table:formula="of:=[.F44]+[.E44]*100+[.D44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44]+[.I44] * 100+[.H44]*6000" office:value-type="float" office:value="0" calcext:value-type="float">
            <text:p>0</text:p>
          </table:table-cell>
          <table:table-cell table:style-name="ce2" table:formula="of:=[.K44]+[.G4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Finale 1°-2° posto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/>
          <table:table-cell table:style-name="ce2" table:number-columns-repeated="5"/>
          <table:table-cell table:style-name="ce2" table:formula="of:=[.F48]+[.E48]*100+[.D48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48]+[.I48] * 100+[.H48]*6000" office:value-type="float" office:value="0" calcext:value-type="float">
            <text:p>0</text:p>
          </table:table-cell>
          <table:table-cell table:style-name="ce2" table:formula="of:=[.K48]+[.G4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2" table:number-columns-repeated="5"/>
          <table:table-cell table:style-name="ce2" table:formula="of:=[.F49]+[.E49]*100+[.D49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49]+[.I49] * 100+[.H49]*6000" office:value-type="float" office:value="0" calcext:value-type="float">
            <text:p>0</text:p>
          </table:table-cell>
          <table:table-cell table:style-name="ce2" table:formula="of:=[.K49]+[.G4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Finale 3°-4° posto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/>
          <table:table-cell table:style-name="ce2" table:number-columns-repeated="5"/>
          <table:table-cell table:style-name="ce2" table:formula="of:=[.F53]+[.E53]*100+[.D53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53]+[.I53] * 100+[.H53]*6000" office:value-type="float" office:value="0" calcext:value-type="float">
            <text:p>0</text:p>
          </table:table-cell>
          <table:table-cell table:style-name="ce2" table:formula="of:=[.K53]+[.G5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2" table:number-columns-repeated="5"/>
          <table:table-cell table:style-name="ce2" table:formula="of:=[.F54]+[.E54]*100+[.D54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54]+[.I54] * 100+[.H54]*6000" office:value-type="float" office:value="0" calcext:value-type="float">
            <text:p>0</text:p>
          </table:table-cell>
          <table:table-cell table:style-name="ce2" table:formula="of:=[.K54]+[.G54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ecipanti" table:style-name="ta3" table:print-ranges="partecipanti.A1:partecipanti.F33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row table:style-name="ro2">
          <table:table-cell table:style-name="ce6" office:value-type="string" calcext:value-type="string">
            <text:p>Nome Scuola</text:p>
          </table:table-cell>
          <table:table-cell table:style-name="ce6" office:value-type="string" calcext:value-type="string">
            <text:p>Nome Squadra</text:p>
          </table:table-cell>
          <table:table-cell table:style-name="ce6" office:value-type="string" calcext:value-type="string">
            <text:p>Componenti</text:p>
          </table:table-cell>
          <table:table-cell table:style-name="ce6" office:value-type="string" calcext:value-type="string">
            <text:p>Nome Robot</text:p>
          </table:table-cell>
          <table:table-cell table:style-name="ce6" office:value-type="string" calcext:value-type="string">
            <text:p>Velocita</text:p>
          </table:table-cell>
          <table:table-cell table:style-name="ce6" office:value-type="string" calcext:value-type="string">
            <text:p>Labirinto</text:p>
          </table:table-cell>
        </table:table-row>
        <table:table-row table:style-name="ro2">
          <table:table-cell table:number-columns-repeated="2" office:value-type="string" calcext:value-type="string">
            <text:p>Copernico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_GRUPPOTTI</text:p>
          </table:table-cell>
          <table:table-cell table:number-columns-repeated="3"/>
          <table:table-cell office:value-type="string" calcext:value-type="string">
            <text:p>si</text:p>
          </table:table-cell>
        </table:table-row>
        <table:table-row table:style-name="ro2">
          <table:table-cell/>
          <table:table-cell office:value-type="string" calcext:value-type="string">
            <text:p>BBM</text:p>
          </table:table-cell>
          <table:table-cell table:number-columns-repeated="3"/>
          <table:table-cell office:value-type="string" calcext:value-type="string">
            <text:p>si</text:p>
          </table:table-cell>
        </table:table-row>
        <table:table-row table:style-name="ro2">
          <table:table-cell/>
          <table:table-cell office:value-type="string" calcext:value-type="string">
            <text:p>MedieStil</text:p>
          </table:table-cell>
          <table:table-cell table:number-columns-repeated="3"/>
          <table:table-cell office:value-type="string" calcext:value-type="string">
            <text:p>si</text:p>
          </table:table-cell>
        </table:table-row>
        <table:table-row table:style-name="ro2">
          <table:table-cell/>
          <table:table-cell office:value-type="string" calcext:value-type="string">
            <text:p>BigStil</text:p>
          </table:table-cell>
          <table:table-cell table:number-columns-repeated="3"/>
          <table:table-cell office:value-type="string" calcext:value-type="string">
            <text:p>si</text:p>
          </table:table-cell>
        </table:table-row>
        <table:table-row table:style-name="ro2">
          <table:table-cell/>
          <table:table-cell office:value-type="string" calcext:value-type="string">
            <text:p>Venal</text:p>
          </table:table-cell>
          <table:table-cell table:number-columns-repeated="3"/>
          <table:table-cell office:value-type="string" calcext:value-type="string">
            <text:p>si</text:p>
          </table:table-cell>
        </table:table-row>
        <table:table-row table:style-name="ro2">
          <table:table-cell/>
          <table:table-cell office:value-type="string" calcext:value-type="string">
            <text:p>Al Mal</text:p>
          </table:table-cell>
          <table:table-cell table:number-columns-repeated="3"/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ITIS Panella</text:p>
          </table:table-cell>
          <table:table-cell office:value-type="string" calcext:value-type="string">
            <text:p>Elettronica panella</text:p>
          </table:table-cell>
          <table:table-cell table:number-columns-repeated="2"/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ilva ricci</text:p>
          </table:table-cell>
          <table:table-cell office:value-type="string" calcext:value-type="string">
            <text:p>I ragionieri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Silva ricci</text:p>
          </table:table-cell>
          <table:table-cell office:value-type="string" calcext:value-type="string">
            <text:p>Squadra 2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Silva ricci</text:p>
          </table:table-cell>
          <table:table-cell office:value-type="string" calcext:value-type="string">
            <text:p>AESTHETIC TEAM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Silva ricci</text:p>
          </table:table-cell>
          <table:table-cell office:value-type="string" calcext:value-type="string">
            <text:p>Squadra 4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Mediestis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Big Stis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Venas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Almas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marconi</text:p>
          </table:table-cell>
          <table:table-cell office:value-type="string" calcext:value-type="string">
            <text:p>Squadra 10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Marconi</text:p>
          </table:table-cell>
          <table:table-cell office:value-type="string" calcext:value-type="string">
            <text:p>X random</text:p>
          </table:table-cell>
          <table:table-cell table:number-columns-repeated="3"/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Lavinia Mondin</text:p>
          </table:table-cell>
          <table:table-cell office:value-type="string" calcext:value-type="string">
            <text:p>Crosby</text:p>
          </table:table-cell>
          <table:table-cell table:number-columns-repeated="2"/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Lavinia Mondin</text:p>
          </table:table-cell>
          <table:table-cell office:value-type="string" calcext:value-type="string">
            <text:p>Maze Runner</text:p>
          </table:table-cell>
          <table:table-cell table:number-columns-repeated="2"/>
          <table:table-cell table:number-columns-repeated="2" office:value-type="string" calcext:value-type="string">
            <text:p>si</text:p>
          </table:table-cell>
        </table:table-row>
        <table:table-row table:style-name="ro2" table:number-rows-repeated="12">
          <table:table-cell table:number-columns-repeated="6"/>
        </table:table-row>
        <table:table-row table:style-name="ro2" table:number-rows-repeated="20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</table:table>
      <table:table table:name="Foglio4" table:style-name="ta3">
        <office:forms form:automatic-focus="false" form:apply-design-mode="false"/>
        <table:table-column table:style-name="co20" table:number-columns-repeated="6" table:default-cell-style-name="ce2"/>
        <table:table-row table:style-name="ro4" table:number-rows-repeated="2">
          <table:table-cell table:style-name="Default" table:number-columns-repeated="6"/>
        </table:table-row>
        <table:table-row table:style-name="ro5">
          <table:table-cell/>
          <table:table-cell table:style-name="ce4" office:value-type="string" calcext:value-type="string">
            <text:p>Scuola</text:p>
          </table:table-cell>
          <table:table-cell table:style-name="ce4" office:value-type="string" calcext:value-type="string">
            <text:p>Team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5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5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39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3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style:first-page-number="continu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5.36mm" fo:margin-bottom="13.69mm" fo:margin-left="15.4mm" fo:margin-right="15.4mm" style:shadow="none" fo:background-color="transparent" style:print-page-order="ltr" style:first-page-number="1" loext:scale-to-X="1" loext:scale-to-Y="1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landscape" fo:margin-top="15.36mm" fo:margin-bottom="13.69mm" fo:margin-left="15.4mm" fo:margin-right="15.4mm" style:print-page-order="ltr" style:first-page-number="1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03:00.74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Labirinto" style:display-name="PageStyle_Labiri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ed" style:display-name="PageStyle_Spe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editing-cycles>164</meta:editing-cycles>
    <meta:creation-date>2015-05-23T14:17:36</meta:creation-date>
    <dc:date>2017-05-20T17:20:08.431000000</dc:date>
    <meta:editing-duration>PT2H45M48S</meta:editing-duration>
    <meta:generator>LibreOffice/5.2.6.2$Windows_x86 LibreOffice_project/a3100ed2409ebf1c212f5048fbe377c281438fdc</meta:generator>
    <meta:print-date>2017-05-20T15:47:58.216000000</meta:print-date>
    <meta:document-statistic meta:table-count="4" meta:cell-count="6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